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T1_73" style:family="text"/>
    <style:style style:name="T1_74" style:family="text"/>
    <style:style style:name="T1_75" style:family="text"/>
    <style:style style:name="T1_76" style:family="text"/>
    <style:style style:name="T1_77" style:family="text"/>
    <style:style style:name="T1_78" style:family="text"/>
    <style:style style:name="T1_79" style:family="text"/>
    <style:style style:name="T1_80" style:family="text"/>
    <style:style style:name="T1_81" style:family="text"/>
    <style:style style:name="T1_82" style:family="text"/>
    <style:style style:name="T1_83" style:family="text"/>
    <style:style style:name="T1_84" style:family="text"/>
    <style:style style:name="T1_85" style:family="text"/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T1_108" style:family="text"/>
    <style:style style:name="T1_109" style:family="text"/>
    <style:style style:name="T1_110" style:family="text"/>
    <style:style style:name="T1_111" style:family="text"/>
    <style:style style:name="T1_112" style:family="text"/>
    <style:style style:name="T1_113" style:family="text"/>
    <style:style style:name="T1_114" style:family="text"/>
    <style:style style:name="T1_115" style:family="text"/>
    <style:style style:name="T1_116" style:family="text"/>
    <style:style style:name="T1_117" style:family="text"/>
    <style:style style:name="T1_118" style:family="text"/>
    <style:style style:name="T1_119" style:family="text"/>
    <style:style style:name="T1_120" style:family="text"/>
    <style:style style:name="T1_121" style:family="text"/>
    <style:style style:name="T1_12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</office:automatic-styles>
  <office:body>
    <office:text>
      <text:p text:style-name="P1"><text:span text:style-name="T1_1">Com</text:span><text:span text:style-name="T1_2"><text:s/></text:span><text:span text:style-name="T1_3">a</text:span><text:span text:style-name="T1_4"><text:s/></text:span><text:span text:style-name="T1_5">utilização</text:span><text:span text:style-name="T1_6"><text:s/></text:span><text:span text:style-name="T1_7">do</text:span><text:span text:style-name="T1_8"><text:s/></text:span><text:span text:style-name="T1_9">Maven</text:span><text:span text:style-name="T1_10"><text:s/></text:span><text:span text:style-name="T1_11">para</text:span><text:span text:style-name="T1_12"><text:s/></text:span><text:span text:style-name="T1_13">facilitar</text:span><text:span text:style-name="T1_14"><text:s/></text:span><text:span text:style-name="T1_15">o</text:span><text:span text:style-name="T1_16"><text:s/></text:span><text:span text:style-name="T1_17">uso</text:span><text:span text:style-name="T1_18"><text:s/></text:span><text:span text:style-name="T1_19">do</text:span><text:span text:style-name="T1_20"><text:s/></text:span><text:span text:style-name="T1_21">spring</text:span><text:span text:style-name="T1_22"><text:s/></text:span><text:span text:style-name="T1_23">framework</text:span><text:span text:style-name="T1_24">,<text:s/></text:span><text:span text:style-name="T1_25">o</text:span><text:span text:style-name="T1_26"><text:s/></text:span><text:span text:style-name="T1_27">projeto</text:span><text:span text:style-name="T1_28"><text:s/></text:span><text:span text:style-name="T1_29">foi</text:span><text:span text:style-name="T1_30"><text:s/></text:span><text:span text:style-name="T1_31">separado</text:span><text:span text:style-name="T1_32"><text:s/></text:span><text:span text:style-name="T1_33">em</text:span><text:span text:style-name="T1_34"><text:s/></text:span><text:span text:style-name="T1_35">camadas</text:span><text:span text:style-name="T1_36">,<text:s/></text:span><text:span text:style-name="T1_37">tendo</text:span><text:span text:style-name="T1_38"><text:s/></text:span><text:span text:style-name="T1_39">o</text:span><text:span text:style-name="T1_40"><text:s/></text:span><text:span text:style-name="T1_41">hibernate</text:span><text:span text:style-name="T1_42"><text:s/></text:span><text:span text:style-name="T1_43">com</text:span><text:span text:style-name="T1_44"><text:s/></text:span><text:span text:style-name="T1_45">a</text:span><text:span text:style-name="T1_46"><text:s/></text:span><text:span text:style-name="T1_47">parte</text:span><text:span text:style-name="T1_48"><text:s/></text:span><text:span text:style-name="T1_49">de</text:span><text:span text:style-name="T1_50"><text:s/></text:span><text:span text:style-name="T1_51">persistência</text:span><text:span text:style-name="T1_52"><text:s/></text:span><text:span text:style-name="T1_53">do</text:span><text:span text:style-name="T1_54"><text:s/></text:span><text:span text:style-name="T1_55">banco</text:span><text:span text:style-name="T1_56">,<text:s/></text:span><text:span text:style-name="T1_57">o</text:span><text:span text:style-name="T1_58"><text:s/></text:span><text:span text:style-name="T1_59">spring</text:span><text:span text:style-name="T1_60"><text:s/></text:span><text:span text:style-name="T1_61">com</text:span><text:span text:style-name="T1_62"><text:s/></text:span><text:span text:style-name="T1_63">o</text:span><text:span text:style-name="T1_64"><text:s/></text:span><text:span text:style-name="T1_65">controle</text:span><text:span text:style-name="T1_66"><text:s/></text:span><text:span text:style-name="T1_67">e</text:span><text:span text:style-name="T1_68"><text:s/></text:span><text:span text:style-name="T1_69">tratamento</text:span><text:span text:style-name="T1_70"><text:s/></text:span><text:span text:style-name="T1_71">da</text:span><text:span text:style-name="T1_72"><text:s/></text:span><text:span text:style-name="T1_73">aplicação</text:span><text:span text:style-name="T1_74"><text:s/>(<text:s/></text:span><text:span text:style-name="T1_75">focado</text:span><text:span text:style-name="T1_76"><text:s/></text:span><text:span text:style-name="T1_77">na</text:span><text:span text:style-name="T1_78"><text:s/></text:span><text:span text:style-name="T1_79">camada</text:span><text:span text:style-name="T1_80"><text:s/></text:span><text:span text:style-name="T1_81">de</text:span><text:span text:style-name="T1_82"><text:s/></text:span><text:span text:style-name="T1_83">controle</text:span><text:span text:style-name="T1_84"><text:s/></text:span><text:span text:style-name="T1_85">com</text:span><text:span text:style-name="T1_86"><text:s/></text:span><text:span text:style-name="T1_87">o</text:span><text:span text:style-name="T1_88"><text:s/></text:span><text:span text:style-name="T1_89">spring</text:span><text:span text:style-name="T1_90"><text:s/></text:span><text:span text:style-name="T1_91">mvc</text:span><text:span text:style-name="T1_92"><text:s/></text:span><text:span text:style-name="T1_93">web</text:span><text:span text:style-name="T1_94"><text:s/>)<text:s/></text:span><text:span text:style-name="T1_95">e</text:span><text:span text:style-name="T1_96"><text:s/></text:span><text:span text:style-name="T1_97">a</text:span><text:span text:style-name="T1_98"><text:s/></text:span><text:span text:style-name="T1_99">camada</text:span><text:span text:style-name="T1_100"><text:s/></text:span><text:span text:style-name="T1_101">de</text:span><text:span text:style-name="T1_102"><text:s/></text:span><text:span text:style-name="T1_103">apresentação</text:span><text:span text:style-name="T1_104">.<text:s/></text:span><text:span text:style-name="T1_105">Logo</text:span><text:span text:style-name="T1_106"><text:s/></text:span><text:span text:style-name="T1_107">abaixo</text:span><text:span text:style-name="T1_108"><text:s/></text:span><text:span text:style-name="T1_109">teremos</text:span><text:span text:style-name="T1_110"><text:s/></text:span><text:span text:style-name="T1_111">explicações</text:span><text:span text:style-name="T1_112"><text:s/></text:span><text:span text:style-name="T1_113">dos</text:span><text:span text:style-name="T1_114"><text:s/></text:span><text:span text:style-name="T1_115">códigos</text:span><text:span text:style-name="T1_116"><text:s/></text:span><text:span text:style-name="T1_117">do</text:span><text:span text:style-name="T1_118"><text:s/></text:span><text:span text:style-name="T1_119">spring</text:span><text:span text:style-name="T1_120"><text:s/></text:span><text:span text:style-name="T1_121">mvc</text:span><text:span text:style-name="T1_122">.</text:span></text:p>
      <text:p text:style-name="P2"/>
      <text:p text:style-name="P3"><text:span text:style-name="T3_1">Exemplos</text:span><text:span text:style-name="T3_2"><text:s/></text:span><text:span text:style-name="T3_3">do</text:span><text:span text:style-name="T3_4"><text:s/></text:span><text:span text:style-name="T3_5">codigo</text:span><text:span text:style-name="T3_6"><text:s/></text:span><text:span text:style-name="T3_7">spring</text:span><text:span text:style-name="T3_8"><text:s/></text:span><text:span text:style-name="T3_9">mvc</text:span><text:span text:style-name="T3_10"><text:s/></text:span><text:span text:style-name="T3_11">na</text:span><text:span text:style-name="T3_12"><text:s/></text:span><text:span text:style-name="T3_13">parte</text:span><text:span text:style-name="T3_14"><text:s/></text:span><text:span text:style-name="T3_15">de</text:span><text:span text:style-name="T3_16"><text:s/></text:span><text:span text:style-name="T3_17">controle</text:span><text:span text:style-name="T3_18"><text:s/></text:span><text:span text:style-name="T3_19">da</text:span><text:span text:style-name="T3_20"><text:s/></text:span><text:span text:style-name="T3_21">aplicação</text:span></text:p>
      <text:p text:style-name="P4"/>
      <text:p text:style-name="P5"><text:span text:style-name="T5_1">@</text:span><text:span text:style-name="T5_2">RequestMapping</text:span><text:span text:style-name="T5_3">("/</text:span><text:span text:style-name="T5_4">produto</text:span><text:span text:style-name="T5_5">")</text:span></text:p>
      <text:p text:style-name="P6"><text:span text:style-name="T6_1"><text:tab/></text:span><text:span text:style-name="T6_2">public</text:span><text:span text:style-name="T6_3"><text:s/></text:span><text:span text:style-name="T6_4">String</text:span><text:span text:style-name="T6_5"><text:s/></text:span><text:span text:style-name="T6_6">paginaDeCadastro</text:span><text:span text:style-name="T6_7">()<text:s/>{</text:span></text:p>
      <text:p text:style-name="P7"><text:span text:style-name="T7_1"><text:tab/><text:tab/></text:span><text:span text:style-name="T7_2">return</text:span><text:span text:style-name="T7_3"><text:s/>"</text:span><text:span text:style-name="T7_4">produto</text:span><text:span text:style-name="T7_5">/</text:span><text:span text:style-name="T7_6">PaginaDeCadastro</text:span><text:span text:style-name="T7_7">";</text:span></text:p>
      <text:p text:style-name="P8"><text:span text:style-name="T8_1"><text:tab/>}</text:span></text:p>
      <text:p text:style-name="P9"/>
      <text:p text:style-name="P10"><text:span text:style-name="T10_1">no</text:span><text:span text:style-name="T10_2"><text:s/></text:span><text:span text:style-name="T10_3">código</text:span><text:span text:style-name="T10_4"><text:s/></text:span><text:span text:style-name="T10_5">apresentado</text:span><text:span text:style-name="T10_6">,<text:s/></text:span><text:span text:style-name="T10_7">toda</text:span><text:span text:style-name="T10_8"><text:s/></text:span><text:span text:style-name="T10_9">a</text:span><text:span text:style-name="T10_10"><text:s/></text:span><text:span text:style-name="T10_11">requisição</text:span><text:span text:style-name="T10_12"><text:s/></text:span><text:span text:style-name="T10_13">feita</text:span><text:span text:style-name="T10_14"><text:s/></text:span><text:span text:style-name="T10_15">para</text:span><text:span text:style-name="T10_16"><text:s/>“</text:span><text:span text:style-name="T10_17">produto</text:span><text:span text:style-name="T10_18">”<text:s/></text:span><text:span text:style-name="T10_19">será</text:span><text:span text:style-name="T10_20"><text:s/></text:span><text:span text:style-name="T10_21">encaminhada</text:span><text:span text:style-name="T10_22"><text:s/></text:span><text:span text:style-name="T10_23">para</text:span><text:span text:style-name="T10_24"><text:s/></text:span><text:span text:style-name="T10_25">a</text:span><text:span text:style-name="T10_26"><text:s/></text:span><text:span text:style-name="T10_27">pagina</text:span><text:span text:style-name="T10_28"><text:s/>“</text:span><text:span text:style-name="T10_29">PaginaDeCadastro</text:span><text:span text:style-name="T10_30">”</text:span></text:p>
      <text:p text:style-name="P11"/>
      <text:p text:style-name="P12"><text:span text:style-name="T12_1"><text:tab/>@</text:span><text:span text:style-name="T12_2">RequestMapping</text:span><text:span text:style-name="T12_3">("/</text:span><text:span text:style-name="T12_4">produto</text:span><text:span text:style-name="T12_5">/</text:span><text:span text:style-name="T12_6">visualizarProdutos</text:span><text:span text:style-name="T12_7">")</text:span></text:p>
      <text:p text:style-name="P13"><text:span text:style-name="T13_1"><text:tab/></text:span><text:span text:style-name="T13_2">public</text:span><text:span text:style-name="T13_3"><text:s/></text:span><text:span text:style-name="T13_4">String</text:span><text:span text:style-name="T13_5"><text:s/></text:span><text:span text:style-name="T13_6">paginaDeLista</text:span><text:span text:style-name="T13_7">(</text:span><text:span text:style-name="T13_8">ModelMap</text:span><text:span text:style-name="T13_9"><text:s/></text:span><text:span text:style-name="T13_10">model</text:span><text:span text:style-name="T13_11">)<text:s/>{</text:span></text:p>
      <text:p text:style-name="P14"><text:span text:style-name="T14_1"><text:tab/><text:tab/></text:span><text:span text:style-name="T14_2">model</text:span><text:span text:style-name="T14_3">.</text:span><text:span text:style-name="T14_4">addAttribute</text:span><text:span text:style-name="T14_5">("</text:span><text:span text:style-name="T14_6">listaDeProdutos</text:span><text:span text:style-name="T14_7">",<text:s/></text:span><text:span text:style-name="T14_8">produtoService</text:span><text:span text:style-name="T14_9">.</text:span><text:span text:style-name="T14_10">listaDeProdutos</text:span><text:span text:style-name="T14_11">());</text:span></text:p>
      <text:p text:style-name="P15"><text:span text:style-name="T15_1"><text:tab/><text:tab/></text:span><text:span text:style-name="T15_2">return</text:span><text:span text:style-name="T15_3"><text:s/>"</text:span><text:span text:style-name="T15_4">produto</text:span><text:span text:style-name="T15_5">/</text:span><text:span text:style-name="T15_6">PaginaDeLista</text:span><text:span text:style-name="T15_7">";</text:span></text:p>
      <text:p text:style-name="P16"><text:span text:style-name="T16_1"><text:tab/>}</text:span></text:p>
      <text:p text:style-name="P17"><text:span text:style-name="T17_1">já</text:span><text:span text:style-name="T17_2"><text:s/></text:span><text:span text:style-name="T17_3">no</text:span><text:span text:style-name="T17_4"><text:s/></text:span><text:span text:style-name="T17_5">código</text:span><text:span text:style-name="T17_6"><text:s/></text:span><text:span text:style-name="T17_7">seguinte</text:span><text:span text:style-name="T17_8"><text:s/></text:span><text:span text:style-name="T17_9">faz</text:span><text:span text:style-name="T17_10"><text:s/></text:span><text:span text:style-name="T17_11">com</text:span><text:span text:style-name="T17_12"><text:s/></text:span><text:span text:style-name="T17_13">que</text:span><text:span text:style-name="T17_14"><text:s/></text:span><text:span text:style-name="T17_15">toda</text:span><text:span text:style-name="T17_16"><text:s/></text:span><text:span text:style-name="T17_17">a</text:span><text:span text:style-name="T17_18"><text:s/></text:span><text:span text:style-name="T17_19">requisição</text:span><text:span text:style-name="T17_20"><text:s/></text:span><text:span text:style-name="T17_21">da</text:span><text:span text:style-name="T17_22"><text:s/></text:span><text:span text:style-name="T17_23">pagina</text:span><text:span text:style-name="T17_24"><text:s/></text:span><text:span text:style-name="T17_25">receba</text:span><text:span text:style-name="T17_26"><text:s/></text:span><text:span text:style-name="T17_27">uma</text:span><text:span text:style-name="T17_28"><text:s/></text:span><text:span text:style-name="T17_29">variavel</text:span><text:span text:style-name="T17_30"><text:s/></text:span><text:span text:style-name="T17_31">lista</text:span><text:span text:style-name="T17_32"><text:s/></text:span><text:span text:style-name="T17_33">com</text:span><text:span text:style-name="T17_34"><text:s/></text:span><text:span text:style-name="T17_35">produtos</text:span><text:span text:style-name="T17_36"><text:s/></text:span><text:span text:style-name="T17_37">pelo</text:span><text:span text:style-name="T17_38"><text:s/></text:span><text:span text:style-name="T17_39">metodo</text:span><text:span text:style-name="T17_40"><text:s/></text:span><text:span text:style-name="T17_41">ModelMap</text:span><text:span text:style-name="T17_42">,<text:s/></text:span><text:span text:style-name="T17_43">assim</text:span><text:span text:style-name="T17_44"><text:s/></text:span><text:span text:style-name="T17_45">ele</text:span><text:span text:style-name="T17_46"><text:s/></text:span><text:span text:style-name="T17_47">pode</text:span><text:span text:style-name="T17_48"><text:s/></text:span><text:span text:style-name="T17_49">criar</text:span><text:span text:style-name="T17_50"><text:s/></text:span><text:span text:style-name="T17_51">o</text:span><text:span text:style-name="T17_52"><text:s/></text:span><text:span text:style-name="T17_53">objeto</text:span><text:span text:style-name="T17_54"><text:s/></text:span><text:span text:style-name="T17_55">e</text:span><text:span text:style-name="T17_56"><text:s/></text:span><text:span text:style-name="T17_57">redirecionar</text:span><text:span text:style-name="T17_58"><text:s/></text:span><text:span text:style-name="T17_59">para</text:span><text:span text:style-name="T17_60"><text:s/></text:span><text:span text:style-name="T17_61">a</text:span><text:span text:style-name="T17_62"><text:s/></text:span><text:span text:style-name="T17_63">pagina</text:span><text:span text:style-name="T17_64"><text:s/></text:span><text:span text:style-name="T17_65">de</text:span><text:span text:style-name="T17_66"><text:s/></text:span><text:span text:style-name="T17_67">visualização</text:span><text:span text:style-name="T17_68"><text:s/></text:span><text:span text:style-name="T17_69">da</text:span><text:span text:style-name="T17_70"><text:s/></text:span><text:span text:style-name="T17_71">mesma</text:span><text:span text:style-name="T17_72"><text:s/></text:span><text:span text:style-name="T17_73">que</text:span><text:span text:style-name="T17_74"><text:s/></text:span><text:span text:style-name="T17_75">é</text:span><text:span text:style-name="T17_76"><text:s/></text:span><text:span text:style-name="T17_77">na</text:span><text:span text:style-name="T17_78"><text:s/></text:span><text:span text:style-name="T17_79">pagina</text:span><text:span text:style-name="T17_80"><text:s/>“</text:span><text:span text:style-name="T17_81">produto</text:span><text:span text:style-name="T17_82">/</text:span><text:span text:style-name="T17_83">PaginaDeLista</text:span><text:span text:style-name="T17_84">”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